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master-page-name="Standard">
      <style:paragraph-properties fo:margin-top="0cm" fo:margin-bottom="0.353cm" loext:contextual-spacing="false" fo:line-height="100%" fo:text-align="justify" style:justify-single-word="false"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d Equestria – Lyokoheros</text:p>
      <text:p text:style-name="P1"/>
      <text:p text:style-name="P1">Być może niektórzy z Czytelników kojarzą serial animowany o grupie dzieciaków walczących w wirtualnym świecie ze złą sztuczną inteligencją. Ja go nigdy nie oglądałem, dlatego zaznaczam, że „Kod Equestria”, będący crossoverem z kreskówką „Kod Lyoko” będę oceniał nie z perspektywy jej fana i znawcy, a z pozycji zwykłego odbiorcy fanfików kucykowych.</text:p>
      <text:p text:style-name="P1">Pomysł na fabułę wygląda obiecująco: potężny przybysz z innego wymiaru, będący w dodatku programem komputerowym, niewoli Celestię i Lunę, przejmuje kontrolę nad Mane 6 oraz większością znanych z serialu antagonistów i rusza na podbój Equestrii. Jak kucykowe społeczeństwo poradzi sobie w godzinie próby, kiedy nie dość, że nie będzie mogło skorzystać z pomocy swoich protektorek i powierniczek Elementów Harmonii, to jeszcze będzie musiało stawić czoła im samym. </text:p>
      <text:p text:style-name="P1">Rozpoczynając lekturę miałem nadzieję, że w świetle reflektorów znajdą się i wyrosną na nowych bohaterów postacie, które w serialu pozostawały w tle. Że dostanę ciekawego antagonistę o nietypowych motywacjach i metodach działania, bo w końcu wyrwana spod kontroli sztuczna inteligencja to motyw, który stwarza ogromne możliwości. Czy dostałem to wszystko? Niestety nie do końca, ale o tym za chwilę.</text:p>
      <text:p text:style-name="P1">Nie miałem wcześniej do czynienia z twórczością Lyokoherosa, więc nie wiedziałem czego się spodziewać, jeśli chodzi o styl i warsztat pisarski. Jak się okazało, już w pierwszym akapicie fanfika dostałem po oczach różowiutką klaczą, najlepszą imprezatorką w mieście. Potem zaliczyłem trafienie krytyczne ścianą dialogów, i mam tu na myśli całe strony drobnych, przesłodzonych, nic nie wnoszących do fabuły ani rozwoju postaci rozmówek pomiędzy głównymi bohaterkami. W zasadzie za każdym razem, kiedy na scenę wkraczała nowa postać, pozostałe czuły się zobowiązane opowiedzieć jej z detalami, co się dotąd zdarzyło. W praktyce oznaczało to, że co kilka stron zmuszony byłem czytać streszczenie dotychczasowej akcji. Uwierają też liczne powtórzenia. Jeśli chodzi o pierwsze rozdziały razi niewielka ilość opisów i sposób prowadzenia narracji przypominający suchą relację z podręcznika do historii. Trzeba jednak przyznać, że mamy tu do czynienia z sytuacją częstą dla wielorozdziałowców, gdzie umiejętności autora rosną w miarę pisania i im dalej, tym bardziej znośnie się robi.</text:p>
      <text:p text:style-name="P1">Moim kolejnym zastrzeżeniem do stylu, jeśli chodzi o pierwsze osiem rozdziałów jest to, że historia pędzi na złamanie karku bez chwili wytchnienia. Pomimo tego, że nawet na najbardziej zaciętej wojnie nie wojuje się przez cały czas, to od momentu pojawienia się Xany (tak na imię ma główny antagonista) jest niewiele okazji by obserwować bohaterów w sytuacjach dla nich bardziej codziennych, kiedy odpoczywają, bawią się i nawiązują ze sobą relacje. Na szczęście zmienia się to w dalszej części fika, gdy akcja przenosi się do ukrytej bazy ruchu oporu, w której kuce jedzą, śpią, opatrują rannych i niańczą dzieci. Warto by było wprowadzić więcej takich scen we wcześniejszych rozdziałach, najlepiej w miejsce tych nic nie wnoszących dialogów.</text:p>
      <text:p text:style-name="P1">Osobiście jednak uważam, że treść jest ważniejsza od formy i ciekawa opowieść może mi zrekompensować braki stylistyczne. W „Kodzie Equestria” założenia są obiecujące. Wojna z Xaną ma interesujący przebieg, a na plus przemawia to, że autor pomyślał nawet o takich wpływających na działania wojenne elementach, jak uchodźcy, zaopatrzenie i zapasy, czy pogoda. Kucyki nie tylko ścierają się ze sobą w masowych, często bratobójczych (bo jedną ze zdolności Xany jest przejmowanie kontroli nad umysłami) bitwach, ale także prowadzą rozpoznanie, prace badawcze, próbują odkryć naturę Xany, zajmują się budowaniem szpitali polowych czy polityką zagraniczną, starając się zorganizować pomoc u sąsiadów. Podobało mi się, że te elementy nie są jedynie tłem dla wielkich rzezi, ale wręcz wysuwają się na <text:soft-page-break/>pierwszy plan. Zatem aspekt globalny, światotworzenia, przemyślany jest całkiem dobrze i nie mam się tutaj do czego przyczepić. Niestety, pomimo tego, że wszystkie klocki są z pozoru na miejscu, fanfik nie porywa. Moim zdaniem główne tego przyczyny są dwie. Pierwsza to mało rozbudowani bohaterowie, a drugi to przewidywalna, pozbawiona zasadniczych zwrotów akcji fabuła. </text:p>
      <text:p text:style-name="P1">Co do bohaterów, to najbardziej mi szkoda zmarnowanego potencjału opanowanych przez Xanę antagonistów. Po zachowaniu Discorda (jedna z lepiej oddanych w fanfiku postaci), a także po sposobie, w jaki Xana przejmował kontrolę nad tymi potężnymi złoczyńcami, widać, że nie stają się oni bezwolnymi zombie, lecz zachowują pewien poziom niezależności i zdolności samodzielnego myślenia. Niestety, nie przekłada się to na nic, poza wygłupami Discorda. A czy taka Chrysalis, dysponując swoją armią podmieńców naprawdę byłaby tylko marionetką potakującą swojemu panu? Czy nie miałaby własnych planów i pomysłów jak wykorzystać tę sytuację? Bardzo bym się ucieszył, gdyby w kolejnych rozdziałach poświęcono tym złym więcej uwagi. Również opętana Mane 6 nieco rozczarowuje. Klacze nie robią w zasadzie nic, poza byciem potężnymi wojowniczkami. Co do samego Xany, to pomysł na antagonistę będącego programem komputerowym daje ogromne pole do popisu. Tymczasem w „Kod Equestria” dostajemy po prostu kolejnego potężnego alikorna o czerwonych oczach, który przy pomocy rogu może zrobić, co mu się podoba. Właściwie jedyną cechą, która przypomina czytelnikowi o naturze Xany jest pokryta kodem binarnym grzywa. </text:p>
      <text:p text:style-name="P1">Po stronie tych dobrych jest niewiele lepiej. Mamy sprowadzoną ze świata Equestria Girls alternatywną Mane 6, zbiór popularnych w fandomie postaci, takich jak Derpy czy doktor Whooves oraz aż dwie Sunset Shimmer, w tym jedną zalikornizowaną (widać, że autor jest fanem tej postaci), i kilka postaci oryginalnych. Niestety są one, może poza ziemską Sunset, jednopłaszczyznowe i pozbawione wyrazu. Przy tym nie do końca udało się oddać ich serialowy charakter, bo na przykład Rarity w fanfiku jest wiecznie jęczącą mazgają, podczas gdy w serialu to postać o silnym charakterze, która łatwo się nie poddaje. Muszę natomiast pochwalić manierę mówienia Pinkie Pie, która została oddana bardzo dobrze. </text:p>
      <text:p text:style-name="P1">Postacie te jednak nie wchodzą ze sobą w żadne głębsze interakcje, nie dowiadujemy się, co myślą. Żadna z nich (może oprócz ziemskiej Sunset) nie ma jakichś własnych problemów i ambicji wykraczających poza walkę z Xaną. Cadance odgrywa rolę idealnej żony i matki i w zasadzie rzadko jest pokazywana w innych scenach, niż opieka nad Flurry Heart czy przesłodzone rozmowy z Shining Armorem. Derpy najpierw zostaje pokazana na pierwszej linii walki, gdzie pełni rolę bombowca (to akurat mi się podobało), a później spotykamy ją jako asystentkę Doktora Whooves. Z postaci oryginalnych najwięcej miejsca dostaje dwóch żołnierzy: Winged Hussar i Wall Calm. Ten pierwszy jest dzielnym żołnierzem frontowym, a ten drugi spokojnym i zawsze zachowującym zimną krew oficerem. Nie ma postaci szarych. Dobrzy są bez skazy, a źli to straszne paskudy. Najbardziej złożone relacje, w jakie postacie wchodzą między sobą to romanse, które wyglądają jak zauroczenia licealistów.</text:p>
      <text:p text:style-name="P1">Tak jak wspomniałem, sam przebieg wojny jest zarysowany nieźle i z dużą ilością detali, ale czegoś jednak brakuje. Chodzi o to, że nie ma tu napięcia, poczucia zagrożenia i niepewności. </text:p>
      <text:p text:style-name="P1">Xana jest ponoć najpotężniejszym niebezpieczeństwem, jakiemu musi stawić czoła Equestria. Do tego ma po swojej stronie Chrysalis, Sombrę, Nightmare Moon i Mane 6. Pomimo to, ruchowi oporu wszystko się udaje. Zadają Xanie poważne straty w walnej bitwie, przeprowadzają zorganizowany odwrót, dość łatwo wydzierają tajemnicę jego siły i tworzą solidnie zaopatrzoną, ukrytą bazę z dużym zapleczem naukowym. Wszystko idzie im jak z płatka. Nawet equestriańskie źrebaki okazują się sprytniejsze od wielkiego Xany (tak, pojawia się oddział złożony z CMC i spółki). Nie wygląda też, by ponosili znaczące straty, bo opisy bitew są jakieś takie bezkrwawe. W końcu czytelnik traci przekonanie, że walka jest ciężka i że dobrzy mogą ją przegrać. Brakuje zwrotów akcji. Przewidywalność fabuły <text:soft-page-break/>dodatkowo potęguje fakt, że spora jej część opisuje dążenie kucyków do odkrycia, czym właściwie jest Xana, czyli do zdobycia wiedzy, którą czytelnik posiada od samego początku. </text:p>
      <text:p text:style-name="P1">Razi kilka przypadków deus ex machina i konceptów, które sprawiają wrażenie, jakby autor wymyślił je na poczekaniu, bo akurat potrzebował ich w jakiejś konkretnej scenie. Przykładem są equestriańskie komputery, które w fiku pojawiają się dość późno i rodzą pytanie: skoro jednak w Equestrii są komputery, to dlaczego Xana ich jakoś spektakularnie nie wykorzystuje? I właściwie, dlaczego Xana zaatakował Equestrię, a nie świat Equestria Girls, w którym miałby do dyspozycji nawet Internet?</text:p>
      <text:p text:style-name="P1">Pomimo całego powyższego krytycyzmu nie uważam, że jest to zły fik. Widać, że autor robi postępy i końcówkę tego, co do tej pory zostało napisane, czyta się już znacznie lepiej. Zwłaszcza od rozdziału jedenastego widać znacznie więcej budowania postaci, zaś od rozdziału dziewiątego zaobserwowałem poprawę stylu i pewne spowolnienie akcji. Myślę, że fik ma potencjał z uwagi na ciekawy świat i potencjalnie ciekawego antagonistę (pod warunkiem, że zacznie on robić coś więcej, niż bycie OP alikornem). Na dzisiaj mogę „Kod Equestria” polecić przede wszystkim fanom serialu, na podstawie którego powstał, ale autora warto obserwow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2-17T23:38:11.153000000</dc:date>
    <meta:editing-duration>PT4H39M16S</meta:editing-duration>
    <meta:editing-cycles>1</meta:editing-cycles>
    <meta:document-statistic meta:table-count="0" meta:image-count="0" meta:object-count="0" meta:page-count="3" meta:paragraph-count="14" meta:word-count="1374" meta:character-count="9333" meta:non-whitespace-character-count="7966"/>
  </office:meta>
</office:document-meta>
</file>